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48in" fo:break-before="auto" style:use-optimal-row-height="false"/>
    </style:style>
    <style:style style:name="ro2" style:family="table-row">
      <style:table-row-properties style:row-height="0.266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e57c2"/>
      <style:text-properties fo:color="#fafafa" fo:font-weight="bold" style:font-weight-asian="bold" style:font-weight-complex="bold"/>
    </style:style>
    <style:style style:name="ce4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8" style:family="table-cell" style:parent-style-name="Default">
      <style:table-cell-properties fo:background-color="#b2ff59"/>
    </style:style>
    <style:style style:name="ce9" style:family="table-cell" style:parent-style-name="Default">
      <style:table-cell-properties fo:background-color="#7e57c2"/>
      <style:text-properties fo:color="#fafafa" fo:font-weight="bold" style:font-weight-asian="bold" style:font-weight-complex="bold"/>
    </style:style>
    <style:style style:name="ce1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b2ff59"/>
    </style:style>
    <style:style style:name="ce1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9" office:value-type="string" calcext:value-type="string">
            <text:p>UNET ARCHITECTURE – TRAINING SET 2</text:p>
          </table:table-cell>
          <table:table-cell table:style-name="ce9" table:number-columns-repeated="5"/>
        </table:table-row>
        <table:table-row table:style-name="ro2">
          <table:table-cell table:style-name="ce10" office:value-type="string" calcext:value-type="string">
            <text:p>TRIAL </text:p>
          </table:table-cell>
          <table:table-cell table:style-name="ce10" office:value-type="string" calcext:value-type="string">
            <text:p>IoU</text:p>
          </table:table-cell>
          <table:table-cell table:style-name="ce10" office:value-type="string" calcext:value-type="string">
            <text:p>Accuracy</text:p>
          </table:table-cell>
          <table:table-cell table:style-name="ce10" office:value-type="string" calcext:value-type="string">
            <text:p>Precision</text:p>
          </table:table-cell>
          <table:table-cell table:style-name="ce10" office:value-type="string" calcext:value-type="string">
            <text:p>Recall</text:p>
          </table:table-cell>
          <table:table-cell table:style-name="ce10" office:value-type="string" calcext:value-type="string">
            <text:p>F1 Score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1" office:value-type="float" office:value="0.0269963461310013" calcext:value-type="float">
            <text:p>0.0269963461310013</text:p>
          </table:table-cell>
          <table:table-cell table:style-name="ce11" office:value-type="float" office:value="0.850715255737305" calcext:value-type="float">
            <text:p>0.850715255737305</text:p>
          </table:table-cell>
          <table:table-cell table:style-name="ce11" office:value-type="float" office:value="0.0417372860395106" calcext:value-type="float">
            <text:p>0.0417372860395106</text:p>
          </table:table-cell>
          <table:table-cell table:style-name="ce11" office:value-type="float" office:value="0.10285610072213" calcext:value-type="float">
            <text:p>0.10285610072213</text:p>
          </table:table-cell>
          <table:table-cell table:style-name="ce11" office:value-type="float" office:value="0.0518324902579616" calcext:value-type="float">
            <text:p>0.0518324902579616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0.0268563244268163" calcext:value-type="float">
            <text:p>0.0268563244268163</text:p>
          </table:table-cell>
          <table:table-cell office:value-type="float" office:value="0.806693649291992" calcext:value-type="float">
            <text:p>0.806693649291992</text:p>
          </table:table-cell>
          <table:table-cell office:value-type="float" office:value="0.0384619004827809" calcext:value-type="float">
            <text:p>0.0384619004827809</text:p>
          </table:table-cell>
          <table:table-cell office:value-type="float" office:value="0.109682728908369" calcext:value-type="float">
            <text:p>0.109682728908369</text:p>
          </table:table-cell>
          <table:table-cell office:value-type="float" office:value="0.0513548679618933" calcext:value-type="float">
            <text:p>0.0513548679618933</text:p>
          </table:table-cell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0.0266752842885407" calcext:value-type="float">
            <text:p>0.0266752842885407</text:p>
          </table:table-cell>
          <table:table-cell office:value-type="float" office:value="0.816597493489583" calcext:value-type="float">
            <text:p>0.816597493489583</text:p>
          </table:table-cell>
          <table:table-cell office:value-type="float" office:value="0.0388095723400459" calcext:value-type="float">
            <text:p>0.0388095723400459</text:p>
          </table:table-cell>
          <table:table-cell office:value-type="float" office:value="0.106624800825359" calcext:value-type="float">
            <text:p>0.106624800825359</text:p>
          </table:table-cell>
          <table:table-cell office:value-type="float" office:value="0.0510537645272658" calcext:value-type="float">
            <text:p>0.0510537645272658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1" office:value-type="float" office:value="0.0266494010519592" calcext:value-type="float">
            <text:p>0.0266494010519592</text:p>
          </table:table-cell>
          <table:table-cell table:style-name="ce11" office:value-type="float" office:value="0.867186737060547" calcext:value-type="float">
            <text:p>0.867186737060547</text:p>
          </table:table-cell>
          <table:table-cell table:style-name="ce11" office:value-type="float" office:value="0.0450568798459011" calcext:value-type="float">
            <text:p>0.0450568798459011</text:p>
          </table:table-cell>
          <table:table-cell table:style-name="ce11" office:value-type="float" office:value="0.0832776572767407" calcext:value-type="float">
            <text:p>0.0832776572767407</text:p>
          </table:table-cell>
          <table:table-cell table:style-name="ce11" office:value-type="float" office:value="0.0510650160069249" calcext:value-type="float">
            <text:p>0.0510650160069249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0.026348312001638" calcext:value-type="float">
            <text:p>0.026348312001638</text:p>
          </table:table-cell>
          <table:table-cell office:value-type="float" office:value="0.849268341064453" calcext:value-type="float">
            <text:p>0.849268341064453</text:p>
          </table:table-cell>
          <table:table-cell office:value-type="float" office:value="0.0413146466490135" calcext:value-type="float">
            <text:p>0.0413146466490135</text:p>
          </table:table-cell>
          <table:table-cell office:value-type="float" office:value="0.0921579333894083" calcext:value-type="float">
            <text:p>0.0921579333894083</text:p>
          </table:table-cell>
          <table:table-cell office:value-type="float" office:value="0.0505082317365802" calcext:value-type="float">
            <text:p>0.050508231736580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0.0263304865936598" calcext:value-type="float">
            <text:p>0.0263304865936598</text:p>
          </table:table-cell>
          <table:table-cell office:value-type="float" office:value="0.828074900309245" calcext:value-type="float">
            <text:p>0.828074900309245</text:p>
          </table:table-cell>
          <table:table-cell office:value-type="float" office:value="0.0394056306826034" calcext:value-type="float">
            <text:p>0.0394056306826034</text:p>
          </table:table-cell>
          <table:table-cell office:value-type="float" office:value="0.098374382283793" calcext:value-type="float">
            <text:p>0.098374382283793</text:p>
          </table:table-cell>
          <table:table-cell office:value-type="float" office:value="0.0503975144438097" calcext:value-type="float">
            <text:p>0.0503975144438097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0.0263121416491835" calcext:value-type="float">
            <text:p>0.0263121416491835</text:p>
          </table:table-cell>
          <table:table-cell office:value-type="float" office:value="0.837448883056641" calcext:value-type="float">
            <text:p>0.837448883056641</text:p>
          </table:table-cell>
          <table:table-cell office:value-type="float" office:value="0.0419304213977829" calcext:value-type="float">
            <text:p>0.0419304213977829</text:p>
          </table:table-cell>
          <table:table-cell office:value-type="float" office:value="0.0879016386506339" calcext:value-type="float">
            <text:p>0.0879016386506339</text:p>
          </table:table-cell>
          <table:table-cell office:value-type="float" office:value="0.0503113731939115" calcext:value-type="float">
            <text:p>0.0503113731939115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0.0261019491126152" calcext:value-type="float">
            <text:p>0.0261019491126152</text:p>
          </table:table-cell>
          <table:table-cell office:value-type="float" office:value="0.830712636311849" calcext:value-type="float">
            <text:p>0.830712636311849</text:p>
          </table:table-cell>
          <table:table-cell office:value-type="float" office:value="0.0390627071705656" calcext:value-type="float">
            <text:p>0.0390627071705656</text:p>
          </table:table-cell>
          <table:table-cell office:value-type="float" office:value="0.0990470895821302" calcext:value-type="float">
            <text:p>0.0990470895821302</text:p>
          </table:table-cell>
          <table:table-cell office:value-type="float" office:value="0.0500238001723469" calcext:value-type="float">
            <text:p>0.0500238001723469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0.0260677488604623" calcext:value-type="float">
            <text:p>0.0260677488604623</text:p>
          </table:table-cell>
          <table:table-cell office:value-type="float" office:value="0.873995208740235" calcext:value-type="float">
            <text:p>0.873995208740235</text:p>
          </table:table-cell>
          <table:table-cell office:value-type="float" office:value="0.0470963773032625" calcext:value-type="float">
            <text:p>0.0470963773032625</text:p>
          </table:table-cell>
          <table:table-cell office:value-type="float" office:value="0.0688894331895279" calcext:value-type="float">
            <text:p>0.0688894331895279</text:p>
          </table:table-cell>
          <table:table-cell office:value-type="float" office:value="0.0498356377346095" calcext:value-type="float">
            <text:p>0.049835637734609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0.0258882078739873" calcext:value-type="float">
            <text:p>0.0258882078739873</text:p>
          </table:table-cell>
          <table:table-cell office:value-type="float" office:value="0.869690958658854" calcext:value-type="float">
            <text:p>0.869690958658854</text:p>
          </table:table-cell>
          <table:table-cell office:value-type="float" office:value="0.0459892121975454" calcext:value-type="float">
            <text:p>0.0459892121975454</text:p>
          </table:table-cell>
          <table:table-cell office:value-type="float" office:value="0.0699110822761295" calcext:value-type="float">
            <text:p>0.0699110822761295</text:p>
          </table:table-cell>
          <table:table-cell office:value-type="float" office:value="0.0495126671465497" calcext:value-type="float">
            <text:p>0.0495126671465497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0.0258681113766107" calcext:value-type="float">
            <text:p>0.0258681113766107</text:p>
          </table:table-cell>
          <table:table-cell office:value-type="float" office:value="0.850478744506836" calcext:value-type="float">
            <text:p>0.850478744506836</text:p>
          </table:table-cell>
          <table:table-cell office:value-type="float" office:value="0.0429377424156252" calcext:value-type="float">
            <text:p>0.0429377424156252</text:p>
          </table:table-cell>
          <table:table-cell office:value-type="float" office:value="0.0803623069791291" calcext:value-type="float">
            <text:p>0.0803623069791291</text:p>
          </table:table-cell>
          <table:table-cell office:value-type="float" office:value="0.0494949417334842" calcext:value-type="float">
            <text:p>0.049494941733484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0.0253923161246645" calcext:value-type="float">
            <text:p>0.0253923161246645</text:p>
          </table:table-cell>
          <table:table-cell office:value-type="float" office:value="0.875557327270508" calcext:value-type="float">
            <text:p>0.875557327270508</text:p>
          </table:table-cell>
          <table:table-cell office:value-type="float" office:value="0.0467338282800626" calcext:value-type="float">
            <text:p>0.0467338282800626</text:p>
          </table:table-cell>
          <table:table-cell office:value-type="float" office:value="0.0655972433477145" calcext:value-type="float">
            <text:p>0.0655972433477145</text:p>
          </table:table-cell>
          <table:table-cell office:value-type="float" office:value="0.0485906447260744" calcext:value-type="float">
            <text:p>0.04859064472607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2" office:value-type="float" office:value="0.0252324085022988" calcext:value-type="float">
            <text:p>0.0252324085022988</text:p>
          </table:table-cell>
          <table:table-cell table:style-name="ce12" office:value-type="float" office:value="0.868411763509115" calcext:value-type="float">
            <text:p>0.868411763509115</text:p>
          </table:table-cell>
          <table:table-cell table:style-name="ce12" office:value-type="float" office:value="0.0453374900129881" calcext:value-type="float">
            <text:p>0.0453374900129881</text:p>
          </table:table-cell>
          <table:table-cell table:style-name="ce12" office:value-type="float" office:value="0.0685029072797558" calcext:value-type="float">
            <text:p>0.0685029072797558</text:p>
          </table:table-cell>
          <table:table-cell table:style-name="ce12" office:value-type="float" office:value="0.048299058295345" calcext:value-type="float">
            <text:p>0.04829905829534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0.0251113827404399" calcext:value-type="float">
            <text:p>0.0251113827404399</text:p>
          </table:table-cell>
          <table:table-cell office:value-type="float" office:value="0.859898376464844" calcext:value-type="float">
            <text:p>0.859898376464844</text:p>
          </table:table-cell>
          <table:table-cell office:value-type="float" office:value="0.0436869748723367" calcext:value-type="float">
            <text:p>0.0436869748723367</text:p>
          </table:table-cell>
          <table:table-cell office:value-type="float" office:value="0.0733055669589836" calcext:value-type="float">
            <text:p>0.0733055669589836</text:p>
          </table:table-cell>
          <table:table-cell office:value-type="float" office:value="0.0480961953856392" calcext:value-type="float">
            <text:p>0.048096195385639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0.0228270078736101" calcext:value-type="float">
            <text:p>0.0228270078736101</text:p>
          </table:table-cell>
          <table:table-cell office:value-type="float" office:value="0.889236195882162" calcext:value-type="float">
            <text:p>0.889236195882162</text:p>
          </table:table-cell>
          <table:table-cell office:value-type="float" office:value="0.0422878114815182" calcext:value-type="float">
            <text:p>0.0422878114815182</text:p>
          </table:table-cell>
          <table:table-cell office:value-type="float" office:value="0.0664908904515553" calcext:value-type="float">
            <text:p>0.0664908904515553</text:p>
          </table:table-cell>
          <table:table-cell office:value-type="float" office:value="0.0441806295581718" calcext:value-type="float">
            <text:p>0.0441806295581718</text:p>
          </table:table-cell>
        </table:table-row>
      </table:table>
      <table:named-expressions/>
      <table:database-ranges>
        <table:database-range table:name="__Anonymous_Sheet_DB__0" table:target-range-address="Sheet1.A2:Sheet1.F18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9">00/00/0000</text:date>, <text:time style:data-style-name="N2" text:time-value="16:25:10.66519935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9T15:27:43.731540164</meta:creation-date>
    <dc:date>2024-09-29T15:55:53.671291707</dc:date>
    <meta:editing-duration>PT10M38S</meta:editing-duration>
    <meta:editing-cycles>28</meta:editing-cycles>
    <meta:generator>LibreOffice/24.2.5.2$Linux_X86_64 LibreOffice_project/420$Build-2</meta:generator>
    <meta:document-statistic meta:table-count="1" meta:cell-count="97" meta:object-count="0"/>
  </office:meta>
</office:document-meta>
</file>